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14" table:default-cell-style-name="ce1"/>
        <table:table-column table:style-name="co4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Busy-wait A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C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Interrupt D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RTOS 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Reaction test</text:p>
          </table:table-cell>
          <table:table-cell table:style-name="ce1" table:number-columns-repeated="2"/>
          <table:table-cell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3">
          <table:table-cell table:style-name="ce1"/>
          <table:table-cell table:number-columns-repeated="3"/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max value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/>
          <table:table-cell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s</text:p>
          </table:table-cell>
          <table:table-cell table:style-name="ce1"/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3" calcext:value-type="float">
            <text:p>17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3" calcext:value-type="float">
            <text:p>18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8" calcext:value-type="float">
            <text:p>18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3" calcext:value-type="float">
            <text:p>2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6" calcext:value-type="float">
            <text:p>20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09" calcext:value-type="float">
            <text:p>2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1" calcext:value-type="float">
            <text:p>21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2" calcext:value-type="float">
            <text:p>2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3" calcext:value-type="float">
            <text:p>21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1" calcext:value-type="float">
            <text:p>2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5" calcext:value-type="float">
            <text:p>24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57" calcext:value-type="float">
            <text:p>1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6" calcext:value-type="float">
            <text:p>25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3" calcext:value-type="float">
            <text:p>273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3" calcext:value-type="float">
            <text:p>28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4" calcext:value-type="float">
            <text:p>28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2" calcext:value-type="float">
            <text:p>29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7" calcext:value-type="float">
            <text:p>29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99" calcext:value-type="float">
            <text:p>299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4" calcext:value-type="float">
            <text:p>30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7" calcext:value-type="float">
            <text:p>30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09" calcext:value-type="float">
            <text:p>30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1" calcext:value-type="float">
            <text:p>31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7" calcext:value-type="float">
            <text:p>31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8" calcext:value-type="float">
            <text:p>31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2" calcext:value-type="float">
            <text:p>322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2" calcext:value-type="float">
            <text:p>332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3" calcext:value-type="float">
            <text:p>333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4" calcext:value-type="float">
            <text:p>3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5" calcext:value-type="float">
            <text:p>33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8" calcext:value-type="float">
            <text:p>338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0" calcext:value-type="float">
            <text:p>34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2" calcext:value-type="float">
            <text:p>34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6" calcext:value-type="float">
            <text:p>34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49" calcext:value-type="float">
            <text:p>349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4" calcext:value-type="float">
            <text:p>354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7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1" calcext:value-type="float">
            <text:p>361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4" calcext:value-type="float">
            <text:p>36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8" calcext:value-type="float">
            <text:p>378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3" calcext:value-type="float">
            <text:p>38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6" calcext:value-type="float">
            <text:p>38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7" calcext:value-type="float">
            <text:p>38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1" calcext:value-type="float">
            <text:p>3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399" calcext:value-type="float">
            <text:p>3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4" calcext:value-type="float">
            <text:p>40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7" calcext:value-type="float">
            <text:p>40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1" calcext:value-type="float">
            <text:p>41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2" calcext:value-type="float">
            <text:p>4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4" calcext:value-type="float">
            <text:p>4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6" calcext:value-type="float">
            <text:p>41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8" calcext:value-type="float">
            <text:p>41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19" calcext:value-type="float">
            <text:p>41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1" calcext:value-type="float">
            <text:p>42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4" calcext:value-type="float">
            <text:p>42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0" calcext:value-type="float">
            <text:p>4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3" calcext:value-type="float">
            <text:p>43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4" calcext:value-type="float">
            <text:p>4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5" calcext:value-type="float">
            <text:p>4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6" calcext:value-type="float">
            <text:p>4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7" calcext:value-type="float">
            <text:p>437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1" calcext:value-type="float">
            <text:p>44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3" calcext:value-type="float">
            <text:p>4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6" calcext:value-type="float">
            <text:p>44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3" calcext:value-type="float">
            <text:p>45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5" calcext:value-type="float">
            <text:p>45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1" calcext:value-type="float">
            <text:p>46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3" calcext:value-type="float">
            <text:p>46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4" calcext:value-type="float">
            <text:p>46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5" calcext:value-type="float">
            <text:p>46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6" calcext:value-type="float">
            <text:p>46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1" calcext:value-type="float">
            <text:p>47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8" calcext:value-type="float">
            <text:p>47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1" calcext:value-type="float">
            <text:p>4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2" calcext:value-type="float">
            <text:p>48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5" calcext:value-type="float">
            <text:p>4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6" calcext:value-type="float">
            <text:p>48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7" calcext:value-type="float">
            <text:p>48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1" calcext:value-type="float">
            <text:p>49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2" calcext:value-type="float">
            <text:p>49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4" calcext:value-type="float">
            <text:p>49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7" calcext:value-type="float">
            <text:p>49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8" calcext:value-type="float">
            <text:p>49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499" calcext:value-type="float">
            <text:p>4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1" calcext:value-type="float">
            <text:p>50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3" calcext:value-type="float">
            <text:p>50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5" calcext:value-type="float">
            <text:p>50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6" calcext:value-type="float">
            <text:p>50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7" calcext:value-type="float">
            <text:p>507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8" calcext:value-type="float">
            <text:p>50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09" calcext:value-type="float">
            <text:p>50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0" calcext:value-type="float">
            <text:p>5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2" calcext:value-type="float">
            <text:p>51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3" calcext:value-type="float">
            <text:p>51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4" calcext:value-type="float">
            <text:p>51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5" calcext:value-type="float">
            <text:p>51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7" calcext:value-type="float">
            <text:p>517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8" calcext:value-type="float">
            <text:p>518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19" calcext:value-type="float">
            <text:p>51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1" calcext:value-type="float">
            <text:p>52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2" calcext:value-type="float">
            <text:p>52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3" calcext:value-type="float">
            <text:p>52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4" calcext:value-type="float">
            <text:p>52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0" calcext:value-type="float">
            <text:p>53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1" calcext:value-type="float">
            <text:p>53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2" calcext:value-type="float">
            <text:p>53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4" calcext:value-type="float">
            <text:p>534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6" calcext:value-type="float">
            <text:p>53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8" calcext:value-type="float">
            <text:p>53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1" calcext:value-type="float">
            <text:p>54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2" calcext:value-type="float">
            <text:p>54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3" calcext:value-type="float">
            <text:p>54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4" calcext:value-type="float">
            <text:p>544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7" calcext:value-type="float">
            <text:p>54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49" calcext:value-type="float">
            <text:p>54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1" calcext:value-type="float">
            <text:p>55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2" calcext:value-type="float">
            <text:p>5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3" calcext:value-type="float">
            <text:p>55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4" calcext:value-type="float">
            <text:p>5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5" calcext:value-type="float">
            <text:p>55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59" calcext:value-type="float">
            <text:p>55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2" calcext:value-type="float">
            <text:p>562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4" calcext:value-type="float">
            <text:p>564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5" calcext:value-type="float">
            <text:p>56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7" calcext:value-type="float">
            <text:p>56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8" calcext:value-type="float">
            <text:p>56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0" calcext:value-type="float">
            <text:p>570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2" calcext:value-type="float">
            <text:p>57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5" calcext:value-type="float">
            <text:p>57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79" calcext:value-type="float">
            <text:p>57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2" calcext:value-type="float">
            <text:p>58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3" calcext:value-type="float">
            <text:p>58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4" calcext:value-type="float">
            <text:p>58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5" calcext:value-type="float">
            <text:p>5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0" calcext:value-type="float">
            <text:p>59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2" calcext:value-type="float">
            <text:p>59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5" calcext:value-type="float">
            <text:p>59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7" calcext:value-type="float">
            <text:p>59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8" calcext:value-type="float">
            <text:p>59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599" calcext:value-type="float">
            <text:p>59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1" calcext:value-type="float">
            <text:p>60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2" calcext:value-type="float">
            <text:p>60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3" calcext:value-type="float">
            <text:p>6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4" calcext:value-type="float">
            <text:p>60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5" calcext:value-type="float">
            <text:p>60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6" calcext:value-type="float">
            <text:p>606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7" calcext:value-type="float">
            <text:p>60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09" calcext:value-type="float">
            <text:p>6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1" calcext:value-type="float">
            <text:p>61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2" calcext:value-type="float">
            <text:p>6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4" calcext:value-type="float">
            <text:p>61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8" calcext:value-type="float">
            <text:p>61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19" calcext:value-type="float">
            <text:p>6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2" calcext:value-type="float">
            <text:p>62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3" calcext:value-type="float">
            <text:p>62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4" calcext:value-type="float">
            <text:p>62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6" calcext:value-type="float">
            <text:p>62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29" calcext:value-type="float">
            <text:p>629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0" calcext:value-type="float">
            <text:p>63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2" calcext:value-type="float">
            <text:p>632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3" calcext:value-type="float">
            <text:p>63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5" calcext:value-type="float">
            <text:p>635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8" calcext:value-type="float">
            <text:p>638</text:p>
          </table:table-cell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39" calcext:value-type="float">
            <text:p>63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0" calcext:value-type="float">
            <text:p>640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1" calcext:value-type="float">
            <text:p>64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3" calcext:value-type="float">
            <text:p>64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4" calcext:value-type="float">
            <text:p>64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5" calcext:value-type="float">
            <text:p>64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7" calcext:value-type="float">
            <text:p>64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8" calcext:value-type="float">
            <text:p>64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49" calcext:value-type="float">
            <text:p>64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1" calcext:value-type="float">
            <text:p>6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2" calcext:value-type="float">
            <text:p>6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7" calcext:value-type="float">
            <text:p>65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8" calcext:value-type="float">
            <text:p>65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0" calcext:value-type="float">
            <text:p>66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4" calcext:value-type="float">
            <text:p>66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6" calcext:value-type="float">
            <text:p>66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7" calcext:value-type="float">
            <text:p>66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8" calcext:value-type="float">
            <text:p>66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69" calcext:value-type="float">
            <text:p>66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1" calcext:value-type="float">
            <text:p>67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2" calcext:value-type="float">
            <text:p>67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3" calcext:value-type="float">
            <text:p>67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4" calcext:value-type="float">
            <text:p>67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6" calcext:value-type="float">
            <text:p>67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0" calcext:value-type="float">
            <text:p>68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1" calcext:value-type="float">
            <text:p>68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3" calcext:value-type="float">
            <text:p>68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5" calcext:value-type="float">
            <text:p>68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7" calcext:value-type="float">
            <text:p>68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8" calcext:value-type="float">
            <text:p>68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3" calcext:value-type="float">
            <text:p>69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4" calcext:value-type="float">
            <text:p>69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6" calcext:value-type="float">
            <text:p>69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7" calcext:value-type="float">
            <text:p>69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1" calcext:value-type="float">
            <text:p>70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2" calcext:value-type="float">
            <text:p>70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5" calcext:value-type="float">
            <text:p>70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6" calcext:value-type="float">
            <text:p>70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7" calcext:value-type="float">
            <text:p>7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8" calcext:value-type="float">
            <text:p>70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1" calcext:value-type="float">
            <text:p>71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5" calcext:value-type="float">
            <text:p>7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6" calcext:value-type="float">
            <text:p>71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7" calcext:value-type="float">
            <text:p>71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8" calcext:value-type="float">
            <text:p>71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19" calcext:value-type="float">
            <text:p>7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1" calcext:value-type="float">
            <text:p>7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3" calcext:value-type="float">
            <text:p>72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4" calcext:value-type="float">
            <text:p>72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5" calcext:value-type="float">
            <text:p>72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7" calcext:value-type="float">
            <text:p>72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29" calcext:value-type="float">
            <text:p>72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1" calcext:value-type="float">
            <text:p>731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3" calcext:value-type="float">
            <text:p>7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4" calcext:value-type="float">
            <text:p>73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6" calcext:value-type="float">
            <text:p>73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39" calcext:value-type="float">
            <text:p>73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5" calcext:value-type="float">
            <text:p>74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6" calcext:value-type="float">
            <text:p>7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7" calcext:value-type="float">
            <text:p>747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8" calcext:value-type="float">
            <text:p>74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1" calcext:value-type="float">
            <text:p>7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2" calcext:value-type="float">
            <text:p>75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3" calcext:value-type="float">
            <text:p>753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5" calcext:value-type="float">
            <text:p>75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6" calcext:value-type="float">
            <text:p>75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7" calcext:value-type="float">
            <text:p>757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8" calcext:value-type="float">
            <text:p>75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59" calcext:value-type="float">
            <text:p>75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0" calcext:value-type="float">
            <text:p>76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2" calcext:value-type="float">
            <text:p>76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3" calcext:value-type="float">
            <text:p>76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4" calcext:value-type="float">
            <text:p>76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5" calcext:value-type="float">
            <text:p>76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7" calcext:value-type="float">
            <text:p>767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0" calcext:value-type="float">
            <text:p>77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4" calcext:value-type="float">
            <text:p>774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5" calcext:value-type="float">
            <text:p>775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7" calcext:value-type="float">
            <text:p>777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8" calcext:value-type="float">
            <text:p>778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79" calcext:value-type="float">
            <text:p>77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0" calcext:value-type="float">
            <text:p>780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2" calcext:value-type="float">
            <text:p>782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3" calcext:value-type="float">
            <text:p>78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4" calcext:value-type="float">
            <text:p>78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5" calcext:value-type="float">
            <text:p>78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7" calcext:value-type="float">
            <text:p>78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8" calcext:value-type="float">
            <text:p>78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89" calcext:value-type="float">
            <text:p>78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1" calcext:value-type="float">
            <text:p>79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2" calcext:value-type="float">
            <text:p>79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3" calcext:value-type="float">
            <text:p>79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5" calcext:value-type="float">
            <text:p>79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7" calcext:value-type="float">
            <text:p>797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799" calcext:value-type="float">
            <text:p>79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0" calcext:value-type="float">
            <text:p>80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1" calcext:value-type="float">
            <text:p>80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3" calcext:value-type="float">
            <text:p>803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4" calcext:value-type="float">
            <text:p>80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5" calcext:value-type="float">
            <text:p>80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6" calcext:value-type="float">
            <text:p>806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7" calcext:value-type="float">
            <text:p>8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09" calcext:value-type="float">
            <text:p>8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2" calcext:value-type="float">
            <text:p>81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3" calcext:value-type="float">
            <text:p>81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5" calcext:value-type="float">
            <text:p>81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7" calcext:value-type="float">
            <text:p>81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8" calcext:value-type="float">
            <text:p>81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0" calcext:value-type="float">
            <text:p>82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1" calcext:value-type="float">
            <text:p>821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2" calcext:value-type="float">
            <text:p>82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3" calcext:value-type="float">
            <text:p>8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4" calcext:value-type="float">
            <text:p>82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5" calcext:value-type="float">
            <text:p>82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6" calcext:value-type="float">
            <text:p>82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1" calcext:value-type="float">
            <text:p>83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2" calcext:value-type="float">
            <text:p>83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4" calcext:value-type="float">
            <text:p>83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6" calcext:value-type="float">
            <text:p>83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7" calcext:value-type="float">
            <text:p>83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8" calcext:value-type="float">
            <text:p>838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2" calcext:value-type="float">
            <text:p>84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3" calcext:value-type="float">
            <text:p>8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4" calcext:value-type="float">
            <text:p>84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6" calcext:value-type="float">
            <text:p>84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7" calcext:value-type="float">
            <text:p>84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8" calcext:value-type="float">
            <text:p>84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49" calcext:value-type="float">
            <text:p>8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1" calcext:value-type="float">
            <text:p>8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2" calcext:value-type="float">
            <text:p>85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3" calcext:value-type="float">
            <text:p>85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4" calcext:value-type="float">
            <text:p>85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5" calcext:value-type="float">
            <text:p>85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6" calcext:value-type="float">
            <text:p>856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7" calcext:value-type="float">
            <text:p>857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8" calcext:value-type="float">
            <text:p>85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59" calcext:value-type="float">
            <text:p>85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0" calcext:value-type="float">
            <text:p>86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1" calcext:value-type="float">
            <text:p>86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2" calcext:value-type="float">
            <text:p>86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5" calcext:value-type="float">
            <text:p>86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6" calcext:value-type="float">
            <text:p>86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8" calcext:value-type="float">
            <text:p>86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1" calcext:value-type="float">
            <text:p>87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2" calcext:value-type="float">
            <text:p>87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3" calcext:value-type="float">
            <text:p>87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4" calcext:value-type="float">
            <text:p>87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5" calcext:value-type="float">
            <text:p>87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6" calcext:value-type="float">
            <text:p>87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1" calcext:value-type="float">
            <text:p>88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2" calcext:value-type="float">
            <text:p>88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3" calcext:value-type="float">
            <text:p>883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5" calcext:value-type="float">
            <text:p>88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7" calcext:value-type="float">
            <text:p>8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8" calcext:value-type="float">
            <text:p>88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3" calcext:value-type="float">
            <text:p>89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4" calcext:value-type="float">
            <text:p>89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5" calcext:value-type="float">
            <text:p>89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7" calcext:value-type="float">
            <text:p>89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8" calcext:value-type="float">
            <text:p>898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1" calcext:value-type="float">
            <text:p>90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3" calcext:value-type="float">
            <text:p>90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4" calcext:value-type="float">
            <text:p>90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6" calcext:value-type="float">
            <text:p>90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7" calcext:value-type="float">
            <text:p>907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8" calcext:value-type="float">
            <text:p>90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09" calcext:value-type="float">
            <text:p>9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1" calcext:value-type="float">
            <text:p>91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2" calcext:value-type="float">
            <text:p>912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3" calcext:value-type="float">
            <text:p>91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5" calcext:value-type="float">
            <text:p>91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8" calcext:value-type="float">
            <text:p>91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19" calcext:value-type="float">
            <text:p>91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0" calcext:value-type="float">
            <text:p>92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1" calcext:value-type="float">
            <text:p>92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2" calcext:value-type="float">
            <text:p>92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3" calcext:value-type="float">
            <text:p>9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4" calcext:value-type="float">
            <text:p>92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6" calcext:value-type="float">
            <text:p>9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7" calcext:value-type="float">
            <text:p>927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29" calcext:value-type="float">
            <text:p>92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1" calcext:value-type="float">
            <text:p>93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3" calcext:value-type="float">
            <text:p>93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5" calcext:value-type="float">
            <text:p>93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6" calcext:value-type="float">
            <text:p>93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7" calcext:value-type="float">
            <text:p>93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8" calcext:value-type="float">
            <text:p>93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39" calcext:value-type="float">
            <text:p>93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0" calcext:value-type="float">
            <text:p>94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2" calcext:value-type="float">
            <text:p>94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3" calcext:value-type="float">
            <text:p>94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4" calcext:value-type="float">
            <text:p>94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6" calcext:value-type="float">
            <text:p>94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7" calcext:value-type="float">
            <text:p>94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8" calcext:value-type="float">
            <text:p>94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0" calcext:value-type="float">
            <text:p>95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1" calcext:value-type="float">
            <text:p>95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2" calcext:value-type="float">
            <text:p>9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3" calcext:value-type="float">
            <text:p>95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4" calcext:value-type="float">
            <text:p>95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6" calcext:value-type="float">
            <text:p>95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8" calcext:value-type="float">
            <text:p>958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59" calcext:value-type="float">
            <text:p>959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1" calcext:value-type="float">
            <text:p>96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2" calcext:value-type="float">
            <text:p>96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3" calcext:value-type="float">
            <text:p>96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6" calcext:value-type="float">
            <text:p>96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7" calcext:value-type="float">
            <text:p>96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8" calcext:value-type="float">
            <text:p>96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69" calcext:value-type="float">
            <text:p>96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0" calcext:value-type="float">
            <text:p>97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2" calcext:value-type="float">
            <text:p>97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3" calcext:value-type="float">
            <text:p>97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4" calcext:value-type="float">
            <text:p>97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5" calcext:value-type="float">
            <text:p>97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6" calcext:value-type="float">
            <text:p>97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7" calcext:value-type="float">
            <text:p>977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8" calcext:value-type="float">
            <text:p>978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0" calcext:value-type="float">
            <text:p>98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3" calcext:value-type="float">
            <text:p>98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4" calcext:value-type="float">
            <text:p>984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5" calcext:value-type="float">
            <text:p>98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6" calcext:value-type="float">
            <text:p>98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7" calcext:value-type="float">
            <text:p>98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8" calcext:value-type="float">
            <text:p>98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89" calcext:value-type="float">
            <text:p>98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0" calcext:value-type="float">
            <text:p>99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2" calcext:value-type="float">
            <text:p>99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3" calcext:value-type="float">
            <text:p>99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4" calcext:value-type="float">
            <text:p>99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5" calcext:value-type="float">
            <text:p>99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7" calcext:value-type="float">
            <text:p>99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8" calcext:value-type="float">
            <text:p>99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99" calcext:value-type="float">
            <text:p>99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4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Busy-wait A" calcext:value-type="string" table:number-columns-spanned="4" table:number-rows-spanned="1">
            <text:p>Busy-wait A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Busy-wait B" calcext:value-type="string" table:number-columns-spanned="4" table:number-rows-spanned="1">
            <text:p>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Interrupt C" calcext:value-type="string" table:number-columns-spanned="4" table:number-rows-spanned="1">
            <text:p>Interrupt C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Interrupt D" calcext:value-type="string" table:number-columns-spanned="4" table:number-rows-spanned="1">
            <text:p>Interrupt D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RTOS busy-wait B" calcext:value-type="string" table:number-columns-spanned="4" table:number-rows-spanned="1">
            <text:p>RTOS 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6" calcext:value-type="float">
            <text:p>6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5" calcext:value-type="float">
            <text:p>5</text:p>
          </table:table-cell>
          <table:table-cell table:formula="of:=MIN([$Input.L13:.L1012])" office:value-type="float" office:value="5" calcext:value-type="float">
            <text:p>5</text:p>
          </table:table-cell>
          <table:table-cell table:formula="of:=MIN([$Input.M13:.M1012])" office:value-type="float" office:value="7" calcext:value-type="float">
            <text:p>7</text:p>
          </table:table-cell>
          <table:table-cell table:formula="of:=MIN([$Input.K13:.M1012])" office:value-type="float" office:value="5" calcext:value-type="float">
            <text:p>5</text:p>
          </table:table-cell>
          <table:table-cell/>
          <table:table-cell table:formula="of:=MIN([$Input.P13:.P1012])" office:value-type="float" office:value="12" calcext:value-type="float">
            <text:p>12</text:p>
          </table:table-cell>
          <table:table-cell table:formula="of:=MIN([$Input.Q13:.Q1012])" office:value-type="float" office:value="43" calcext:value-type="float">
            <text:p>43</text:p>
          </table:table-cell>
          <table:table-cell table:formula="of:=MIN([$Input.R13:.R1012])" office:value-type="float" office:value="70" calcext:value-type="float">
            <text:p>70</text:p>
          </table:table-cell>
          <table:table-cell table:formula="of:=MIN([$Input.P13:.R1012])" office:value-type="float" office:value="12" calcext:value-type="float">
            <text:p>12</text:p>
          </table:table-cell>
          <table:table-cell/>
          <table:table-cell table:formula="of:=MIN([$Input.U13:.U1012])" office:value-type="float" office:value="26" calcext:value-type="float">
            <text:p>26</text:p>
          </table:table-cell>
          <table:table-cell table:formula="of:=MIN([$Input.V13:.V1012])" office:value-type="float" office:value="26" calcext:value-type="float">
            <text:p>26</text:p>
          </table:table-cell>
          <table:table-cell table:formula="of:=MIN([$Input.W13:.W1012])" office:value-type="float" office:value="27" calcext:value-type="float">
            <text:p>27</text:p>
          </table:table-cell>
          <table:table-cell table:formula="of:=MIN([$Input.U13:.W1012])" office:value-type="float" office:value="26" calcext:value-type="float">
            <text:p>26</text:p>
          </table:table-cell>
          <table:table-cell/>
          <table:table-cell table:formula="of:=MIN([$Input.Z13:.Z1012])" office:value-type="float" office:value="25" calcext:value-type="float">
            <text:p>25</text:p>
          </table:table-cell>
          <table:table-cell table:formula="of:=MIN([$Input.AA13:.AA1012])" office:value-type="float" office:value="25" calcext:value-type="float">
            <text:p>25</text:p>
          </table:table-cell>
          <table:table-cell table:formula="of:=MIN([$Input.AB13:.AB1012])" office:value-type="float" office:value="27" calcext:value-type="float">
            <text:p>27</text:p>
          </table:table-cell>
          <table:table-cell table:formula="of:=MIN([$Input.Z13:.AB1012])" office:value-type="float" office:value="25" calcext:value-type="float">
            <text:p>25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9" calcext:value-type="float">
            <text:p>9</text:p>
          </table:table-cell>
          <table:table-cell table:style-name="ce1" table:formula="of:=MAX([$Input.G13:.G1012])" office:value-type="float" office:value="8" calcext:value-type="float">
            <text:p>8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9" calcext:value-type="float">
            <text:p>9</text:p>
          </table:table-cell>
          <table:table-cell/>
          <table:table-cell table:formula="of:=MAX([$Input.K13:.K1012])" office:value-type="float" office:value="155" calcext:value-type="float">
            <text:p>155</text:p>
          </table:table-cell>
          <table:table-cell table:formula="of:=MAX([$Input.L13:.L1012])" office:value-type="float" office:value="161" calcext:value-type="float">
            <text:p>161</text:p>
          </table:table-cell>
          <table:table-cell table:formula="of:=MAX([$Input.M13:.M1012])" office:value-type="float" office:value="160" calcext:value-type="float">
            <text:p>160</text:p>
          </table:table-cell>
          <table:table-cell table:formula="of:=MAX([$Input.K13:.M1012])" office:value-type="float" office:value="161" calcext:value-type="float">
            <text:p>161</text:p>
          </table:table-cell>
          <table:table-cell/>
          <table:table-cell table:formula="of:=MAX([$Input.P13:.P1012])" office:value-type="float" office:value="15" calcext:value-type="float">
            <text:p>15</text:p>
          </table:table-cell>
          <table:table-cell table:formula="of:=MAX([$Input.Q13:.Q1012])" office:value-type="float" office:value="45" calcext:value-type="float">
            <text:p>45</text:p>
          </table:table-cell>
          <table:table-cell table:formula="of:=MAX([$Input.R13:.R1012])" office:value-type="float" office:value="73" calcext:value-type="float">
            <text:p>73</text:p>
          </table:table-cell>
          <table:table-cell table:formula="of:=MAX([$Input.P13:.R1012])" office:value-type="float" office:value="73" calcext:value-type="float">
            <text:p>73</text:p>
          </table:table-cell>
          <table:table-cell/>
          <table:table-cell table:formula="of:=MAX([$Input.U13:.U1012])" office:value-type="float" office:value="172" calcext:value-type="float">
            <text:p>172</text:p>
          </table:table-cell>
          <table:table-cell table:formula="of:=MAX([$Input.V13:.V1012])" office:value-type="float" office:value="172" calcext:value-type="float">
            <text:p>172</text:p>
          </table:table-cell>
          <table:table-cell table:formula="of:=MAX([$Input.W13:.W1012])" office:value-type="float" office:value="178" calcext:value-type="float">
            <text:p>178</text:p>
          </table:table-cell>
          <table:table-cell table:formula="of:=MAX([$Input.U13:.W1012])" office:value-type="float" office:value="178" calcext:value-type="float">
            <text:p>178</text:p>
          </table:table-cell>
          <table:table-cell/>
          <table:table-cell table:formula="of:=MAX([$Input.Z13:.Z1012])" office:value-type="float" office:value="172" calcext:value-type="float">
            <text:p>172</text:p>
          </table:table-cell>
          <table:table-cell table:formula="of:=MAX([$Input.AA13:.AA1012])" office:value-type="float" office:value="170" calcext:value-type="float">
            <text:p>170</text:p>
          </table:table-cell>
          <table:table-cell table:formula="of:=MAX([$Input.AB13:.AB1012])" office:value-type="float" office:value="179" calcext:value-type="float">
            <text:p>179</text:p>
          </table:table-cell>
          <table:table-cell table:formula="of:=MAX([$Input.Z13:.AB1012])" office:value-type="float" office:value="179" calcext:value-type="float">
            <text:p>179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float" office:value="4.5" calcext:value-type="float">
            <text:p>4,5</text:p>
          </table:table-cell>
          <table:table-cell table:style-name="ce1" table:formula="of:=AVERAGE([$Input.G13:.G1012])" office:value-type="float" office:value="6.4" calcext:value-type="float">
            <text:p>6,4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float" office:value="5.45" calcext:value-type="float">
            <text:p>5,45</text:p>
          </table:table-cell>
          <table:table-cell/>
          <table:table-cell table:formula="of:=AVERAGE([$Input.K13:.K1012])" office:value-type="float" office:value="40.431" calcext:value-type="float">
            <text:p>40,431</text:p>
          </table:table-cell>
          <table:table-cell table:formula="of:=AVERAGE([$Input.L13:.L1012])" office:value-type="float" office:value="41.304" calcext:value-type="float">
            <text:p>41,304</text:p>
          </table:table-cell>
          <table:table-cell table:formula="of:=AVERAGE([$Input.M13:.M1012])" office:value-type="float" office:value="41.888" calcext:value-type="float">
            <text:p>41,888</text:p>
          </table:table-cell>
          <table:table-cell table:formula="of:=AVERAGE([$Input.K13:.M1012])" office:value-type="float" office:value="41.2076666666667" calcext:value-type="float">
            <text:p>41,2076666666667</text:p>
          </table:table-cell>
          <table:table-cell/>
          <table:table-cell table:formula="of:=AVERAGE([$Input.P13:.P1012])" office:value-type="float" office:value="13.514" calcext:value-type="float">
            <text:p>13,514</text:p>
          </table:table-cell>
          <table:table-cell table:formula="of:=AVERAGE([$Input.Q13:.Q1012])" office:value-type="float" office:value="43.732" calcext:value-type="float">
            <text:p>43,732</text:p>
          </table:table-cell>
          <table:table-cell table:formula="of:=AVERAGE([$Input.R13:.R1012])" office:value-type="float" office:value="71.058" calcext:value-type="float">
            <text:p>71,058</text:p>
          </table:table-cell>
          <table:table-cell table:formula="of:=AVERAGE([$Input.P13:.R1012])" office:value-type="float" office:value="42.768" calcext:value-type="float">
            <text:p>42,768</text:p>
          </table:table-cell>
          <table:table-cell/>
          <table:table-cell table:formula="of:=AVERAGE([$Input.U13:.U1012])" office:value-type="float" office:value="58.044" calcext:value-type="float">
            <text:p>58,044</text:p>
          </table:table-cell>
          <table:table-cell table:formula="of:=AVERAGE([$Input.V13:.V1012])" office:value-type="float" office:value="56.371" calcext:value-type="float">
            <text:p>56,371</text:p>
          </table:table-cell>
          <table:table-cell table:formula="of:=AVERAGE([$Input.W13:.W1012])" office:value-type="float" office:value="61.942" calcext:value-type="float">
            <text:p>61,942</text:p>
          </table:table-cell>
          <table:table-cell table:formula="of:=AVERAGE([$Input.U13:.W1012])" office:value-type="float" office:value="58.7856666666667" calcext:value-type="float">
            <text:p>58,7856666666667</text:p>
          </table:table-cell>
          <table:table-cell/>
          <table:table-cell table:formula="of:=AVERAGE([$Input.Z13:.Z1012])" office:value-type="float" office:value="43.126" calcext:value-type="float">
            <text:p>43,126</text:p>
          </table:table-cell>
          <table:table-cell table:formula="of:=AVERAGE([$Input.AA13:.AA1012])" office:value-type="float" office:value="56.313" calcext:value-type="float">
            <text:p>56,313</text:p>
          </table:table-cell>
          <table:table-cell table:formula="of:=AVERAGE([$Input.AB13:.AB1012])" office:value-type="float" office:value="76.975" calcext:value-type="float">
            <text:p>76,975</text:p>
          </table:table-cell>
          <table:table-cell table:formula="of:=AVERAGE([$Input.Z13:.AB1012])" office:value-type="float" office:value="58.8046666666667" calcext:value-type="float">
            <text:p>58,8046666666667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10" calcext:value-type="float">
            <text:p>1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" calcext:value-type="float">
            <text:p>10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277" calcext:value-type="float">
            <text:p>277</text:p>
          </table:table-cell>
          <table:table-cell table:number-matrix-columns-spanned="1" table:number-matrix-rows-spanned="21" table:formula="of:=FREQUENCY([$Input.L13:.L1012];[$Calculations.$B$10:.$B$30])" office:value-type="float" office:value="324" calcext:value-type="float">
            <text:p>324</text:p>
          </table:table-cell>
          <table:table-cell table:number-matrix-columns-spanned="1" table:number-matrix-rows-spanned="21" table:formula="of:=FREQUENCY([$Input.M13:.M1012];[$Calculations.$B$10:.$B$30])" office:value-type="float" office:value="309" calcext:value-type="float">
            <text:p>309</text:p>
          </table:table-cell>
          <table:table-cell table:formula="of:=[.J10]+[.K10]+[.L10]" office:value-type="float" office:value="910" calcext:value-type="float">
            <text:p>91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Q13:.Q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R13:.R1012];[$Calculations.$B$10:.$B$30])" office:value-type="float" office:value="0" calcext:value-type="float">
            <text:p>0</text:p>
          </table:table-cell>
          <table:table-cell table:formula="of:=[.O10]+[.P10]+[.Q10]" office:value-type="float" office:value="1000" calcext:value-type="float">
            <text:p>100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V13:.V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W13:.W1012];[$Calculations.$B$10:.$B$30])" office:value-type="float" office:value="0" calcext:value-type="float">
            <text:p>0</text:p>
          </table:table-cell>
          <table:table-cell table:formula="of:=[.T10]+[.U10]+[.V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AA13:.AA1012];[$Calculations.$B$10:.$B$30])" office:value-type="float" office:value="0" calcext:value-type="float">
            <text:p>0</text:p>
          </table:table-cell>
          <table:table-cell table:number-matrix-columns-spanned="1" table:number-matrix-rows-spanned="21" table:formula="of:=FREQUENCY([$Input.AB13:.AB1012];[$Calculations.$B$10:.$B$30])" office:value-type="float" office:value="0" calcext:value-type="float">
            <text:p>0</text:p>
          </table:table-cell>
          <table:table-cell table:formula="of:=[.Y10]+[.Z10]+[.AA10]" office:value-type="float" office:value="0" calcext:value-type="float">
            <text:p>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table:formula="of:=[.A11]*[$Graphs.$D$2]" office:value-type="float" office:value="15" calcext:value-type="float">
            <text:p>15</text:p>
          </table:table-cell>
          <table:table-cell/>
          <table:table-cell table:style-name="ce1" table:formula="of:=[.B1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J11]+[.K11]+[.L11]" office:value-type="float" office:value="136" calcext:value-type="float">
            <text:p>13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1]+[.P11]+[.Q11]" office:value-type="float" office:value="0" calcext:value-type="float">
            <text:p>0</text:p>
          </table:table-cell>
          <table:table-cell table:style-name="ce1"/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formula="of:=[.T11]+[.U11]+[.V11]" office:value-type="float" office:value="889" calcext:value-type="float">
            <text:p>889</text:p>
          </table:table-cell>
          <table:table-cell table:style-name="ce1"/>
          <table:table-cell office:value-type="float" office:value="658" calcext:value-type="float">
            <text:p>658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table:formula="of:=[.Y11]+[.Z11]+[.AA11]" office:value-type="float" office:value="907" calcext:value-type="float">
            <text:p>90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table:formula="of:=[.A12]*[$Graphs.$D$2]" office:value-type="float" office:value="30" calcext:value-type="float">
            <text:p>30</text:p>
          </table:table-cell>
          <table:table-cell/>
          <table:table-cell table:style-name="ce1" table:formula="of:=[.B1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324" calcext:value-type="float">
            <text:p>324</text:p>
          </table:table-cell>
          <table:table-cell table:formula="of:=[.J12]+[.K12]+[.L12]" office:value-type="float" office:value="779" calcext:value-type="float">
            <text:p>77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O12]+[.P12]+[.Q12]" office:value-type="float" office:value="1000" calcext:value-type="float">
            <text:p>1000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T12]+[.U12]+[.V12]" office:value-type="float" office:value="24" calcext:value-type="float">
            <text:p>24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Y12]+[.Z12]+[.AA12]" office:value-type="float" office:value="11" calcext:value-type="float">
            <text:p>1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table:formula="of:=[.A13]*[$Graphs.$D$2]" office:value-type="float" office:value="45" calcext:value-type="float">
            <text:p>45</text:p>
          </table:table-cell>
          <table:table-cell/>
          <table:table-cell table:style-name="ce1" table:formula="of:=[.B13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float" office:value="316" calcext:value-type="float">
            <text:p>31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[.J13]+[.K13]+[.L13]" office:value-type="float" office:value="408" calcext:value-type="float">
            <text:p>40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3]+[.P13]+[.Q13]" office:value-type="float" office:value="0" calcext:value-type="float">
            <text:p>0</text:p>
          </table:table-cell>
          <table:table-cell table:style-name="ce1"/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table:formula="of:=[.T13]+[.U13]+[.V13]" office:value-type="float" office:value="899" calcext:value-type="float">
            <text:p>899</text:p>
          </table:table-cell>
          <table:table-cell table:style-name="ce1"/>
          <table:table-cell office:value-type="float" office:value="124" calcext:value-type="float">
            <text:p>124</text:p>
          </table:table-cell>
          <table:table-cell office:value-type="float" office:value="647" calcext:value-type="float">
            <text:p>647</text:p>
          </table:table-cell>
          <table:table-cell office:value-type="float" office:value="129" calcext:value-type="float">
            <text:p>129</text:p>
          </table:table-cell>
          <table:table-cell table:formula="of:=[.Y13]+[.Z13]+[.AA13]" office:value-type="float" office:value="900" calcext:value-type="float">
            <text:p>90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table:formula="of:=[.A14]*[$Graphs.$D$2]" office:value-type="float" office:value="60" calcext:value-type="float">
            <text:p>60</text:p>
          </table:table-cell>
          <table:table-cell/>
          <table:table-cell table:style-name="ce1" table:formula="of:=[.B1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office:value-type="float" office:value="276" calcext:value-type="float">
            <text:p>276</text:p>
          </table:table-cell>
          <table:table-cell table:formula="of:=[.J14]+[.K14]+[.L14]" office:value-type="float" office:value="513" calcext:value-type="float">
            <text:p>51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O14]+[.P14]+[.Q14]" office:value-type="float" office:value="1000" calcext:value-type="float">
            <text:p>1000</text:p>
          </table:table-cell>
          <table:table-cell table:style-name="ce1"/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formula="of:=[.T14]+[.U14]+[.V14]" office:value-type="float" office:value="583" calcext:value-type="float">
            <text:p>583</text:p>
          </table:table-cell>
          <table:table-cell table:style-name="ce1"/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table:formula="of:=[.Y14]+[.Z14]+[.AA14]" office:value-type="float" office:value="506" calcext:value-type="float">
            <text:p>506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1" table:formula="of:=[.A15]*[$Graphs.$D$2]" office:value-type="float" office:value="75" calcext:value-type="float">
            <text:p>75</text:p>
          </table:table-cell>
          <table:table-cell/>
          <table:table-cell table:style-name="ce1" table:formula="of:=[.B15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J15]+[.K15]+[.L15]" office:value-type="float" office:value="48" calcext:value-type="float">
            <text:p>4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5]+[.P15]+[.Q15]" office:value-type="float" office:value="0" calcext:value-type="float">
            <text:p>0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 table:formula="of:=[.T15]+[.U15]+[.V15]" office:value-type="float" office:value="350" calcext:value-type="float">
            <text:p>350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373" calcext:value-type="float">
            <text:p>373</text:p>
          </table:table-cell>
          <table:table-cell table:formula="of:=[.Y15]+[.Z15]+[.AA15]" office:value-type="float" office:value="401" calcext:value-type="float">
            <text:p>40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table:formula="of:=[.A16]*[$Graphs.$D$2]" office:value-type="float" office:value="90" calcext:value-type="float">
            <text:p>90</text:p>
          </table:table-cell>
          <table:table-cell/>
          <table:table-cell table:style-name="ce1" table:formula="of:=[.B16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J16]+[.K16]+[.L16]" office:value-type="float" office:value="51" calcext:value-type="float">
            <text:p>5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6]+[.P16]+[.Q16]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T16]+[.U16]+[.V16]" office:value-type="float" office:value="52" calcext:value-type="float">
            <text:p>52</text:p>
          </table:table-cell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Y16]+[.Z16]+[.AA16]" office:value-type="float" office:value="47" calcext:value-type="float">
            <text:p>4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1" table:formula="of:=[.A17]*[$Graphs.$D$2]" office:value-type="float" office:value="105" calcext:value-type="float">
            <text:p>105</text:p>
          </table:table-cell>
          <table:table-cell/>
          <table:table-cell table:style-name="ce1" table:formula="of:=[.B17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[.J17]+[.K17]+[.L17]" office:value-type="float" office:value="30" calcext:value-type="float">
            <text:p>3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7]+[.P17]+[.Q17]" office:value-type="float" office:value="0" calcext:value-type="float">
            <text:p>0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T17]+[.U17]+[.V17]" office:value-type="float" office:value="31" calcext:value-type="float">
            <text:p>31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Y17]+[.Z17]+[.AA17]" office:value-type="float" office:value="38" calcext:value-type="float">
            <text:p>38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table:formula="of:=[.A18]*[$Graphs.$D$2]" office:value-type="float" office:value="120" calcext:value-type="float">
            <text:p>120</text:p>
          </table:table-cell>
          <table:table-cell/>
          <table:table-cell table:style-name="ce1" table:formula="of:=[.B1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J18]+[.K18]+[.L18]" office:value-type="float" office:value="54" calcext:value-type="float">
            <text:p>5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8]+[.P18]+[.Q18]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T18]+[.U18]+[.V18]" office:value-type="float" office:value="52" calcext:value-type="float">
            <text:p>52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Y18]+[.Z18]+[.AA18]" office:value-type="float" office:value="39" calcext:value-type="float">
            <text:p>3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1" table:formula="of:=[.A19]*[$Graphs.$D$2]" office:value-type="float" office:value="135" calcext:value-type="float">
            <text:p>135</text:p>
          </table:table-cell>
          <table:table-cell/>
          <table:table-cell table:style-name="ce1" table:formula="of:=[.B19]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J19]+[.K19]+[.L19]" office:value-type="float" office:value="18" calcext:value-type="float">
            <text:p>1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9]+[.P19]+[.Q19]" office:value-type="float" office:value="0" calcext:value-type="float">
            <text:p>0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T19]+[.U19]+[.V19]" office:value-type="float" office:value="44" calcext:value-type="float">
            <text:p>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Y19]+[.Z19]+[.AA19]" office:value-type="float" office:value="61" calcext:value-type="float">
            <text:p>6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table:formula="of:=[.A20]*[$Graphs.$D$2]" office:value-type="float" office:value="150" calcext:value-type="float">
            <text:p>150</text:p>
          </table:table-cell>
          <table:table-cell/>
          <table:table-cell table:style-name="ce1" table:formula="of:=[.B20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J20]+[.K20]+[.L20]" office:value-type="float" office:value="53" calcext:value-type="float">
            <text:p>5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]+[.P20]+[.Q20]" office:value-type="float" office:value="0" calcext:value-type="float">
            <text:p>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T20]+[.U20]+[.V20]" office:value-type="float" office:value="17" calcext:value-type="float">
            <text:p>17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Y20]+[.Z20]+[.AA20]" office:value-type="float" office:value="19" calcext:value-type="float">
            <text:p>1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,55</text:p>
          </table:table-cell>
          <table:table-cell table:style-name="ce1" table:formula="of:=[.A21]*[$Graphs.$D$2]" office:value-type="float" office:value="165" calcext:value-type="float">
            <text:p>165</text:p>
          </table:table-cell>
          <table:table-cell/>
          <table:table-cell table:style-name="ce1" table:formula="of:=[.B21]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1]+[.K21]+[.L21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1]+[.P21]+[.Q21]" office:value-type="float" office:value="0" calcext:value-type="float">
            <text:p>0</text:p>
          </table:table-cell>
          <table:table-cell table:style-name="ce1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T21]+[.U21]+[.V21]" office:value-type="float" office:value="59" calcext:value-type="float">
            <text:p>59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Y21]+[.Z21]+[.AA21]" office:value-type="float" office:value="71" calcext:value-type="float">
            <text:p>7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1" table:formula="of:=[.A22]*[$Graphs.$D$2]" office:value-type="float" office:value="180" calcext:value-type="float">
            <text:p>180</text:p>
          </table:table-cell>
          <table:table-cell/>
          <table:table-cell table:style-name="ce1" table:formula="of:=[.B22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2]+[.K22]+[.L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2]+[.P22]+[.Q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2]+[.U22]+[.V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2]+[.Z22]+[.AA22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table:formula="of:=[.A23]*[$Graphs.$D$2]" office:value-type="float" office:value="195" calcext:value-type="float">
            <text:p>195</text:p>
          </table:table-cell>
          <table:table-cell/>
          <table:table-cell table:style-name="ce1" table:formula="of:=[.B23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3]+[.K23]+[.L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3]+[.P23]+[.Q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3]+[.U23]+[.V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3]+[.Z23]+[.AA23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1" table:formula="of:=[.A24]*[$Graphs.$D$2]" office:value-type="float" office:value="210" calcext:value-type="float">
            <text:p>210</text:p>
          </table:table-cell>
          <table:table-cell/>
          <table:table-cell table:style-name="ce1" table:formula="of:=[.B24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4]+[.K24]+[.L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4]+[.P24]+[.Q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4]+[.U24]+[.V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4]+[.Z24]+[.AA24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table:formula="of:=[.A25]*[$Graphs.$D$2]" office:value-type="float" office:value="225" calcext:value-type="float">
            <text:p>225</text:p>
          </table:table-cell>
          <table:table-cell/>
          <table:table-cell table:style-name="ce1" table:formula="of:=[.B25]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5]+[.K25]+[.L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5]+[.P25]+[.Q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5]+[.U25]+[.V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5]+[.Z25]+[.AA25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table:formula="of:=[.A26]*[$Graphs.$D$2]" office:value-type="float" office:value="240" calcext:value-type="float">
            <text:p>240</text:p>
          </table:table-cell>
          <table:table-cell/>
          <table:table-cell table:style-name="ce1" table:formula="of:=[.B26]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6]+[.K26]+[.L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6]+[.P26]+[.Q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6]+[.U26]+[.V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6]+[.Z26]+[.AA26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,85</text:p>
          </table:table-cell>
          <table:table-cell table:style-name="ce1" table:formula="of:=[.A27]*[$Graphs.$D$2]" office:value-type="float" office:value="255" calcext:value-type="float">
            <text:p>255</text:p>
          </table:table-cell>
          <table:table-cell/>
          <table:table-cell table:style-name="ce1" table:formula="of:=[.B27]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7]+[.K27]+[.L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7]+[.P27]+[.Q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7]+[.U27]+[.V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7]+[.Z27]+[.AA27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table:formula="of:=[.A28]*[$Graphs.$D$2]" office:value-type="float" office:value="270" calcext:value-type="float">
            <text:p>270</text:p>
          </table:table-cell>
          <table:table-cell/>
          <table:table-cell table:style-name="ce1" table:formula="of:=[.B28]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8]+[.K28]+[.L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8]+[.P28]+[.Q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8]+[.U28]+[.V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8]+[.Z28]+[.AA28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,95</text:p>
          </table:table-cell>
          <table:table-cell table:style-name="ce1" table:formula="of:=[.A29]*[$Graphs.$D$2]" office:value-type="float" office:value="285" calcext:value-type="float">
            <text:p>285</text:p>
          </table:table-cell>
          <table:table-cell/>
          <table:table-cell table:style-name="ce1" table:formula="of:=[.B29]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9]+[.K29]+[.L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9]+[.P29]+[.Q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9]+[.U29]+[.V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9]+[.Z29]+[.AA29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300" calcext:value-type="float">
            <text:p>300</text:p>
          </table:table-cell>
          <table:table-cell/>
          <table:table-cell table:style-name="ce1" table:formula="of:=[.B30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30]+[.K30]+[.L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0]+[.P30]+[.Q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0]+[.U30]+[.V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30]+[.Z30]+[.AA30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4.75mm" table:end-y="3.43mm" draw:z-index="0" draw:name="=A1" draw:style-name="gr1" draw:text-style-name="P1" svg:width="155.96mm" svg:height="92.33mm" svg:x="8.33mm" svg:y="1.06mm">
              <loext:p draw:notify-on-update-of-ranges="Calculations.D10:Calculations.D30 Calculations.E5:Calculations.E5 Calculations.E10:Calculations.E30 Calculations.F5:Calculations.F5 Calculations.F10:Calculations.F30 Calculations.G5:Calculations.G5 Calculations.G10:Calculations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3.03mm" table:end-y="3.43mm" draw:z-index="1" draw:name="=A1" draw:style-name="gr1" draw:text-style-name="P1" svg:width="155.98mm" svg:height="92.33mm" svg:x="6.61mm" svg:y="1.06mm">
              <loext:p draw:notify-on-update-of-ranges="Calculations.D10:Calculations.D30 Calculations.J5:Calculations.J5 Calculations.J10:Calculations.J30 Calculations.K5:Calculations.K5 Calculations.K10:Calculations.K30 Calculations.L5:Calculations.L5 Calculations.L10:Calculations.L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5.15mm" table:end-y="2.63mm" draw:z-index="2" draw:name="=A1" draw:style-name="gr1" draw:text-style-name="P1" svg:width="155.96mm" svg:height="92.33mm" svg:x="8.73mm" svg:y="0.26mm">
              <loext:p draw:notify-on-update-of-ranges="Calculations.D10:Calculations.D30 Calculations.O5:Calculations.O5 Calculations.O10:Calculations.O30 Calculations.P5:Calculations.P5 Calculations.P10:Calculations.P30 Calculations.Q5:Calculations.Q5 Calculations.Q10:Calculations.Q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3.03mm" table:end-y="2.63mm" draw:z-index="3" draw:name="=A1" draw:style-name="gr1" draw:text-style-name="P1" svg:width="155.98mm" svg:height="92.33mm" svg:x="6.61mm" svg:y="0.26mm">
              <loext:p draw:notify-on-update-of-ranges="Calculations.D10:Calculations.D30 Calculations.T5:Calculations.T5 Calculations.T10:Calculations.T30 Calculations.U5:Calculations.U5 Calculations.U10:Calculations.U30 Calculations.V5:Calculations.V5 Calculations.V10:Calculations.V3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5.95mm" table:end-y="2.63mm" draw:z-index="4" draw:name="=A1" draw:style-name="gr1" draw:text-style-name="P1" svg:width="155.96mm" svg:height="92.33mm" svg:x="9.53mm" svg:y="0.26mm">
              <loext:p draw:notify-on-update-of-ranges="Calculations.D10:Calculations.D30 Calculations.Y5:Calculations.Y5 Calculations.Y10:Calculations.Y30 Calculations.Z5:Calculations.Z5 Calculations.Z10:Calculations.Z30 Calculations.AA5:Calculations.AA5 Calculations.AA10:Calculations.AA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3.3mm" table:end-y="2.37mm" draw:z-index="5" draw:name="=A1" draw:style-name="gr1" draw:text-style-name="P1" svg:width="155.98mm" svg:height="92.33mm" svg:x="6.88mm" svg:y="0mm">
              <loext:p draw:notify-on-update-of-ranges="Calculations.D10:Calculations.D30 Calculations.AD5:Calculations.AD5 Calculations.AD10:Calculations.AD30 Calculations.AE5:Calculations.AE5 Calculations.AE10:Calculations.AE30 Calculations.AF5:Calculations.AF5 Calculations.AF10:Calculations.AF3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table-column table:style-name="co5" table:number-columns-repeated="1024" table:default-cell-style-name="Default"/>
        <table:table-row table:style-name="ro4">
          <table:table-cell>
            <draw:frame table:end-cell-address="Compare.Q38" table:end-x="0.08mm" table:end-y="1.57mm" draw:z-index="0" draw:name="Chart 1" draw:style-name="gr1" draw:text-style-name="P1" svg:width="258.31mm" svg:height="168.66mm" svg:x="0mm" svg:y="0mm">
              <loext:p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loext:text> </loext:text>
      <loext:fill-character> </loext:fill-character>
      <number:text>- </number:text>
    </number:number-style>
    <number:text-style style:name="N10126" number:language="nb" number:country="N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loext:text> kr </loext:text>
      <loext:fill-character> </loext:fill-character>
      <number:text>- </number:text>
    </number:number-style>
    <number:text-style style:name="N10130" number:language="nb" number:country="N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.00.0000</text:date>, <text:time style:data-style-name="N2" text:time-value="10:49:54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09-19T10:53:47.183000000</dc:date>
    <meta:generator>LibreOffice/5.2.0.4$Windows_X86_64 LibreOffice_project/066b007f5ebcc236395c7d282ba488bca6720265</meta:generator>
    <meta:editing-duration>PT16M1S</meta:editing-duration>
    <meta:editing-cycles>3</meta:editing-cycles>
    <meta:document-statistic meta:table-count="4" meta:cell-count="16783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G30 Calculations.E5:Calculations.G5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">
                <text:p>10</text:p>
                <draw:g>
                  <svg:desc>Calculations.E10:Calculations.E30</svg:desc>
                </draw:g>
              </table:table-cell>
              <table:table-cell office:value-type="float" office:value="10">
                <text:p>10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277">
                <text:p>277</text:p>
                <draw:g>
                  <svg:desc>Calculations.J10:Calculations.J30</svg:desc>
                </draw:g>
              </table:table-cell>
              <table:table-cell office:value-type="float" office:value="324">
                <text:p>324</text:p>
                <draw:g>
                  <svg:desc>Calculations.K10:Calculations.K30</svg:desc>
                </draw:g>
              </table:table-cell>
              <table:table-cell office:value-type="float" office:value="309">
                <text:p>309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00">
                <text:p>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6">
                <text:p>31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223">
                <text:p>22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371cm" svg:y="1.654cm" svg:width="12.975cm" svg:height="6.366cm">
          <chartooo:coordinate-region svg:x="2.363cm" svg:y="1.853cm" svg:width="11.983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O10:Calculations.O30</svg:desc>
                </draw:g>
              </table:table-cell>
              <table:table-cell office:value-type="float" office:value="0">
                <text:p>0</text:p>
                <draw:g>
                  <svg:desc>Calculations.P10:Calculations.P30</svg:desc>
                </draw:g>
              </table:table-cell>
              <table:table-cell office:value-type="float" office:value="0">
                <text:p>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371cm" svg:y="1.654cm" svg:width="12.975cm" svg:height="6.366cm">
          <chartooo:coordinate-region svg:x="2.178cm" svg:y="1.853cm" svg:width="12.168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T10:Calculations.T30</svg:desc>
                </draw:g>
              </table:table-cell>
              <table:table-cell office:value-type="float" office:value="0">
                <text:p>0</text:p>
                <draw:g>
                  <svg:desc>Calculations.U10:Calculations.U30</svg:desc>
                </draw:g>
              </table:table-cell>
              <table:table-cell office:value-type="float" office:value="0">
                <text:p>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1">
                <text:p>281</text:p>
              </table:table-cell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371cm" svg:y="1.654cm" svg:width="12.975cm" svg:height="6.366cm">
          <chartooo:coordinate-region svg:x="1.992cm" svg:y="1.853cm" svg:width="12.354cm" svg:height="5.255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3.384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22.352cm" svg:height="16.191cm">
          <chartooo:coordinate-region svg:x="1.508cm" svg:y="0.537cm" svg:width="21.36cm" svg:height="15.344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y-wait A</text:p>
                <draw:g>
                  <svg:desc>Calculations.E3:Calculations.E3</svg:desc>
                </draw:g>
              </table:table-cell>
              <table:table-cell office:value-type="string">
                <text:p>Busy-wait B</text:p>
                <draw:g>
                  <svg:desc>Calculations.J3:Calculations.J3</svg:desc>
                </draw:g>
              </table:table-cell>
              <table:table-cell office:value-type="string">
                <text:p>Interrupt C</text:p>
                <draw:g>
                  <svg:desc>Calculations.O3:Calculations.O3</svg:desc>
                </draw:g>
              </table:table-cell>
              <table:table-cell office:value-type="string">
                <text:p>Interrupt D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H10:Calculations.H30</svg:desc>
                </draw:g>
              </table:table-cell>
              <table:table-cell office:value-type="float" office:value="910">
                <text:p>910</text:p>
                <draw:g>
                  <svg:desc>Calculations.M10:Calculations.M30</svg:desc>
                </draw:g>
              </table:table-cell>
              <table:table-cell office:value-type="float" office:value="1000">
                <text:p>1000</text:p>
                <draw:g>
                  <svg:desc>Calculations.R10:Calculations.R30</svg:desc>
                </draw:g>
              </table:table-cell>
              <table:table-cell office:value-type="float" office:value="0">
                <text:p>0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1000">
                <text:p>1000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